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6.1cm" fo:min-width="5.8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svg:stroke-width="0.053cm" svg:stroke-color="#00a933" draw:marker-start="Symmetric_20_Arrow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00a933" draw:marker-start="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="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000000" draw:marker-start="" draw:marker-start-width="0.38cm" draw:marker-end="" draw:marker-end-width="0.38cm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</style:style>
    <style:style style:name="gr12" style:family="graphic" style:parent-style-name="standard">
      <style:graphic-properties svg:stroke-width="0.053cm" svg:stroke-color="#ff0000" draw:marker-start="Symmetric_20_Arrow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ff8000" draw:marker-start="Symmetric_20_Arrow" draw:marker-start-width="0.38cm" draw:marker-end="" draw:marker-end-width="0.38cm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8.4cm" fo:min-width="5.8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4.59cm" fo:min-width="5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top="0cm" fo:margin-bottom="0cm" fo:line-height="115%" fo:text-align="center"/>
    </style:style>
    <style:style style:name="P6" style:family="paragraph">
      <loext:graphic-properties draw:fill="none" draw:fill-color="#ffffff"/>
      <style:paragraph-properties fo:margin-top="0cm" fo:margin-bottom="0cm" fo:line-height="115%" fo:text-align="center"/>
    </style:style>
    <style:style style:name="P7" style:family="paragraph">
      <style:paragraph-properties fo:line-height="200%" fo:text-align="center"/>
    </style:style>
    <style:style style:name="P8" style:family="paragraph">
      <loext:graphic-properties draw:fill-color="#ffffff"/>
      <style:paragraph-properties fo:line-height="200%"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3.57cm" svg:y="2.9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2.46cm" svg:y="2.9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2.54cm" svg:x="16.27cm" svg:y="2.9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4.078cm" svg:y1="7.385cm" svg:x2="5.348cm" svg:y2="9.925cm">
            <text:p/>
          </draw:line>
          <draw:line draw:style-name="gr2" draw:text-style-name="P3" draw:layer="layout" svg:x1="5.348cm" svg:y1="7.385cm" svg:x2="4.078cm" svg:y2="7.385cm">
            <text:p/>
          </draw:line>
          <draw:line draw:style-name="gr2" draw:text-style-name="P3" draw:layer="layout" svg:x1="5.348cm" svg:y1="7.385cm" svg:x2="5.983cm" svg:y2="8.655cm">
            <text:p/>
          </draw:line>
          <draw:line draw:style-name="gr2" draw:text-style-name="P3" draw:layer="layout" svg:x1="8.015cm" svg:y1="7.385cm" svg:x2="7.38cm" svg:y2="8.655cm">
            <text:p/>
          </draw:line>
          <draw:line draw:style-name="gr2" draw:text-style-name="P3" draw:layer="layout" svg:x1="9.285cm" svg:y1="7.385cm" svg:x2="8.015cm" svg:y2="7.385cm">
            <text:p/>
          </draw:line>
          <draw:line draw:style-name="gr2" draw:text-style-name="P3" draw:layer="layout" svg:x1="8.015cm" svg:y1="9.925cm" svg:x2="9.285cm" svg:y2="7.385cm">
            <text:p/>
          </draw:line>
          <draw:line draw:style-name="gr2" draw:text-style-name="P3" draw:layer="layout" svg:x1="5.348cm" svg:y1="9.925cm" svg:x2="8.015cm" svg:y2="9.925cm">
            <text:p/>
          </draw:line>
          <draw:line draw:style-name="gr2" draw:text-style-name="P3" draw:layer="layout" svg:x1="5.983cm" svg:y1="8.655cm" svg:x2="7.38cm" svg:y2="8.655cm">
            <text:p/>
          </draw:line>
        </draw:g>
        <draw:custom-shape draw:style-name="gr3" draw:text-style-name="P4" draw:layer="layout" svg:width="5.08cm" svg:height="1.27cm" svg:x="4.205cm" svg:y="11.195cm">
          <text:p text:style-name="P1"><text:span text:style-name="T1">FLAG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6.35cm" svg:x="3.57cm" svg:y="6.75cm">
          <text:p text:style-name="P5">AL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2.46cm" svg:y="8.02cm">
          <text:p text:style-name="P1">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2.54cm" svg:x="16.27cm" svg:y="8.02cm">
          <text:p text:style-name="P1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5cm" svg:height="2.54cm" svg:x="12.46cm" svg:y="11.83cm"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84cm" svg:y1="1.67cm" svg:x2="4.84cm" svg:y2="2.94cm">
          <text:p/>
        </draw:line>
        <draw:line draw:style-name="gr6" draw:text-style-name="P1" draw:layer="layout" svg:x1="13.73cm" svg:y1="1.67cm" svg:x2="13.73cm" svg:y2="2.94cm">
          <text:p/>
        </draw:line>
        <draw:line draw:style-name="gr6" draw:text-style-name="P1" draw:layer="layout" svg:x1="17.54cm" svg:y1="1.67cm" svg:x2="17.54cm" svg:y2="2.94cm">
          <text:p/>
        </draw:line>
        <draw:line draw:style-name="gr6" draw:text-style-name="P1" draw:layer="layout" svg:x1="13.73cm" svg:y1="6.75cm" svg:x2="13.73cm" svg:y2="8.02cm">
          <text:p/>
        </draw:line>
        <draw:line draw:style-name="gr6" draw:text-style-name="P1" draw:layer="layout" svg:x1="17.54cm" svg:y1="6.75cm" svg:x2="17.54cm" svg:y2="8.02cm">
          <text:p/>
        </draw:line>
        <draw:line draw:style-name="gr7" draw:text-style-name="P3" draw:layer="layout" svg:x1="2.27cm" svg:y1="1.635cm" svg:x2="18.81cm" svg:y2="1.67cm">
          <text:p/>
        </draw:line>
        <draw:line draw:style-name="gr7" draw:text-style-name="P3" draw:layer="layout" svg:x1="11.19cm" svg:y1="1.67cm" svg:x2="11.19cm" svg:y2="28.1cm">
          <text:p/>
        </draw:line>
        <draw:line draw:style-name="gr7" draw:text-style-name="P3" draw:layer="layout" svg:x1="11.19cm" svg:y1="6.75cm" svg:x2="18.81cm" svg:y2="6.75cm">
          <text:p/>
        </draw:line>
        <draw:line draw:style-name="gr8" draw:text-style-name="P1" draw:layer="layout" svg:x1="8.65cm" svg:y1="1.67cm" svg:x2="8.65cm" svg:y2="7.385cm">
          <text:p/>
        </draw:line>
        <draw:line draw:style-name="gr9" draw:text-style-name="P1" draw:layer="layout" svg:x1="4.84cm" svg:y1="5.48cm" svg:x2="4.84cm" svg:y2="7.385cm">
          <text:p/>
        </draw:line>
        <draw:line draw:style-name="gr9" draw:text-style-name="P1" draw:layer="layout" svg:x1="2.3cm" svg:y1="4.21cm" svg:x2="3.57cm" svg:y2="4.21cm">
          <text:p/>
        </draw:line>
        <draw:line draw:style-name="gr10" draw:text-style-name="P1" draw:layer="layout" svg:x1="2.3cm" svg:y1="4.21cm" svg:x2="2.3cm" svg:y2="10.56cm">
          <text:p/>
        </draw:line>
        <draw:line draw:style-name="gr10" draw:text-style-name="P1" draw:layer="layout" svg:x1="6.745cm" svg:y1="9.925cm" svg:x2="6.745cm" svg:y2="10.56cm">
          <text:p/>
        </draw:line>
        <draw:line draw:style-name="gr10" draw:text-style-name="P1" draw:layer="layout" svg:x1="6.745cm" svg:y1="10.56cm" svg:x2="2.3cm" svg:y2="10.56cm">
          <text:p/>
        </draw:line>
        <draw:line draw:style-name="gr6" draw:text-style-name="P1" draw:layer="layout" svg:x1="11.19cm" svg:y1="11.83cm" svg:x2="9.285cm" svg:y2="11.83cm">
          <text:p/>
        </draw:line>
        <draw:custom-shape draw:style-name="gr11" draw:text-style-name="P2" draw:layer="layout" svg:width="6.35cm" svg:height="3.81cm" svg:x="3.57cm" svg:y="14.37cm">
          <text:p text:style-name="P1">S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8.65cm" svg:y1="9.29cm" svg:x2="8.65cm" svg:y2="11.195cm">
          <text:p/>
        </draw:line>
        <draw:line draw:style-name="gr10" draw:text-style-name="P1" draw:layer="layout" svg:x1="8.674cm" svg:y1="9.29cm" svg:x2="8.293cm" svg:y2="9.29cm">
          <text:p/>
        </draw:line>
        <draw:line draw:style-name="gr12" draw:text-style-name="P1" draw:layer="layout" svg:x1="12.46cm" svg:y1="13.1cm" svg:x2="11.19cm" svg:y2="13.1cm">
          <text:p/>
        </draw:line>
        <draw:custom-shape draw:style-name="gr5" draw:text-style-name="P2" draw:layer="layout" svg:width="6.35cm" svg:height="2.54cm" svg:x="12.46cm" svg:y="15.64cm">
          <text:p text:style-name="P1">MA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635cm" svg:y1="15.64cm" svg:x2="15.635cm" svg:y2="14.37cm">
          <text:p/>
        </draw:line>
        <draw:line draw:style-name="gr13" draw:text-style-name="P1" draw:layer="layout" svg:x1="12.46cm" svg:y1="17.545cm" svg:x2="9.92cm" svg:y2="17.545cm">
          <text:p/>
        </draw:line>
        <draw:line draw:style-name="gr12" draw:text-style-name="P1" draw:layer="layout" svg:x1="11.19cm" svg:y1="15.005cm" svg:x2="9.92cm" svg:y2="15.005cm">
          <text:p/>
        </draw:line>
        <draw:custom-shape draw:style-name="gr14" draw:text-style-name="P8" draw:layer="layout" svg:width="6.35cm" svg:height="8.65cm" svg:x="12.46cm" svg:y="19.45cm">
          <text:p text:style-name="P7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.81cm" svg:height="1.27cm" svg:x="13.73cm" svg:y="21.99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27cm" svg:x="13.73cm" svg:y="23.895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27cm" svg:x="13.73cm" svg:y="25.8cm">
          <text:p text:style-name="P1"><text:span text:style-name="T1">I/O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635cm" svg:y1="19.45cm" svg:x2="15.635cm" svg:y2="18.18cm">
          <text:p/>
        </draw:line>
        <draw:line draw:style-name="gr12" draw:text-style-name="P1" draw:layer="layout" svg:x1="12.46cm" svg:y1="16.275cm" svg:x2="11.19cm" svg:y2="16.275cm">
          <text:p/>
        </draw:line>
        <draw:custom-shape draw:style-name="gr5" draw:text-style-name="P2" draw:layer="layout" svg:width="6.35cm" svg:height="2.54cm" svg:x="3.57cm" svg:y="19.45cm">
          <text:p text:style-name="P1">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5cm" svg:height="4.84cm" draw:transform="skewX (-0.0015707963267949) translate (3.57cm 23.26cm)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2.46cm" svg:y1="23.895cm" svg:x2="11.19cm" svg:y2="23.895cm">
          <text:p/>
        </draw:line>
        <draw:line draw:style-name="gr9" draw:text-style-name="P1" draw:layer="layout" svg:x1="12.46cm" svg:y1="20.72cm" svg:x2="9.92cm" svg:y2="20.72cm">
          <text:p/>
        </draw:line>
        <draw:line draw:style-name="gr9" draw:text-style-name="P1" draw:layer="layout" svg:x1="6.745cm" svg:y1="21.99cm" svg:x2="6.745cm" svg:y2="23.26cm">
          <text:p/>
        </draw:line>
        <draw:line draw:style-name="gr10" draw:text-style-name="P1" draw:layer="layout" svg:x1="4.205cm" svg:y1="11.83cm" svg:x2="2.3cm" svg:y2="11.83cm">
          <text:p/>
        </draw:line>
        <draw:line draw:style-name="gr10" draw:text-style-name="P1" draw:layer="layout" svg:x1="2.3cm" svg:y1="11.83cm" svg:x2="2.3cm" svg:y2="25.8cm">
          <text:p/>
        </draw:line>
        <draw:line draw:style-name="gr9" draw:text-style-name="P1" draw:layer="layout" svg:x1="2.3cm" svg:y1="25.8cm" svg:x2="3.57cm" svg:y2="2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1:59:33.385989827</meta:creation-date>
    <dc:date>2019-09-21T16:13:45.710471405</dc:date>
    <meta:editing-duration>PT40M49S</meta:editing-duration>
    <meta:editing-cycles>12</meta:editing-cycles>
    <meta:generator>LibreOffice/6.2.6.2$Linux_X86_64 LibreOffice_project/20$Build-2</meta:generator>
    <meta:document-statistic meta:object-count="54"/>
  </office:meta>
</office:document-meta>
</file>